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ugmsk</text:p>
          </table:table-cell>
          <table:table-cell table:formula="of:=AVERAGE([.G11:.G24])" office:value-type="float" office:value="0.924961172720089" calcext:value-type="float">
            <text:p>0.924961172720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gm10res</text:p>
          </table:table-cell>
          <table:table-cell table:formula="of:=AVERAGE([.G28:.G42])" office:value-type="float" office:value="0.501603590008922" calcext:value-type="float">
            <text:p>0.501603590008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t</text:p>
          </table:table-cell>
          <table:table-cell table:formula="of:=AVERAGE([.G29:.G42])" office:value-type="float" office:value="0.537432417866702" calcext:value-type="float">
            <text:p>0.537432417866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learn</text:p>
          </table:table-cell>
          <table:table-cell table:formula="of:=AVERAGE([.G78:.G91])" office:value-type="float" office:value="0.840369132805104" calcext:value-type="float">
            <text:p>0.840369132805104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1]/([.B11]+[.C11])"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2489" calcext:value-type="float">
            <text:p>2489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[.B12]/([.B12]+[.C12])" office:value-type="float" office:value="0.903776325344953" calcext:value-type="float">
            <text:p>0.903776325344953</text:p>
          </table:table-cell>
          <table:table-cell table:formula="of:=[.B12]/([.B12]+[.D12])" office:value-type="float" office:value="1" calcext:value-type="float">
            <text:p>1</text:p>
          </table:table-cell>
          <table:table-cell table:formula="of:=(2*[.E12]*[.F12])/([.E12]+[.F12])" office:value-type="float" office:value="0.949456418081251" calcext:value-type="float">
            <text:p>0.949456418081251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/([.B13]+[.C13])" office:value-type="float" office:value="1" calcext:value-type="float">
            <text:p>1</text:p>
          </table:table-cell>
          <table:table-cell table:formula="of:=[.B13]/([.B13]+[.D13])" office:value-type="float" office:value="1" calcext:value-type="float">
            <text:p>1</text:p>
          </table:table-cell>
          <table:table-cell table:formula="of:=(2*[.E13]*[.F13])/([.E13]+[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gest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/([.B14]+[.C14])" office:value-type="float" office:value="1" calcext:value-type="float">
            <text:p>1</text:p>
          </table:table-cell>
          <table:table-cell table:formula="of:=[.B14]/([.B14]+[.D14])" office:value-type="float" office:value="1" calcext:value-type="float">
            <text:p>1</text:p>
          </table:table-cell>
          <table:table-cell table:formula="of:=(2*[.E14]*[.F14])/([.E14]+[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earch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5]/([.B15]+[.C15])" office:value-type="float" office:value="1" calcext:value-type="float">
            <text:p>1</text:p>
          </table:table-cell>
          <table:table-cell table:formula="of:=[.B15]/([.B15]+[.D15])" office:value-type="float" office:value="1" calcext:value-type="float">
            <text:p>1</text:p>
          </table:table-cell>
          <table:table-cell table:formula="of:=(2*[.E15]*[.F15])/([.E15]+[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alternatives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([.B16]+[.C16])" office:value-type="float" office:value="1" calcext:value-type="float">
            <text:p>1</text:p>
          </table:table-cell>
          <table:table-cell table:formula="of:=[.B16]/([.B16]+[.D16])" office:value-type="float" office:value="1" calcext:value-type="float">
            <text:p>1</text:p>
          </table:table-cell>
          <table:table-cell table:formula="of:=(2*[.E16]*[.F16])/([.E16]+[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reservation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7]/([.B17]+[.C17])" office:value-type="float" office:value="1" calcext:value-type="float">
            <text:p>1</text:p>
          </table:table-cell>
          <table:table-cell table:formula="of:=[.B17]/([.B17]+[.D17])" office:value-type="float" office:value="1" calcext:value-type="float">
            <text:p>1</text:p>
          </table:table-cell>
          <table:table-cell table:formula="of:=(2*[.E17]*[.F17])/([.E17]+[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C18])" office:value-type="float" office:value="1" calcext:value-type="float">
            <text:p>1</text:p>
          </table:table-cell>
          <table:table-cell table:formula="of:=[.B18]/([.B18]+[.D18])" office:value-type="float" office:value="1" calcext:value-type="float">
            <text:p>1</text:p>
          </table:table-cell>
          <table:table-cell table:formula="of:=(2*[.E18]*[.F18])/([.E18]+[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9]/([.B19]+[.C19])" office:value-type="float" office:value="1" calcext:value-type="float">
            <text:p>1</text:p>
          </table:table-cell>
          <table:table-cell table:formula="of:=[.B19]/([.B19]+[.D19])" office:value-type="float" office:value="1" calcext:value-type="float">
            <text:p>1</text:p>
          </table:table-cell>
          <table:table-cell table:formula="of:=(2*[.E19]*[.F19])/([.E19]+[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update</text:p>
          </table:table-cell>
          <table:table-cell office:value-type="float" office:value="817" calcext:value-type="float">
            <text:p>8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]/([.B20]+[.C20])" office:value-type="float" office:value="1" calcext:value-type="float">
            <text:p>1</text:p>
          </table:table-cell>
          <table:table-cell table:formula="of:=[.B20]/([.B20]+[.D20])" office:value-type="float" office:value="1" calcext:value-type="float">
            <text:p>1</text:p>
          </table:table-cell>
          <table:table-cell table:formula="of:=(2*[.E20]*[.F20])/([.E20]+[.F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people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]/([.B21]+[.C21])" office:value-type="float" office:value="1" calcext:value-type="float">
            <text:p>1</text:p>
          </table:table-cell>
          <table:table-cell table:formula="of:=[.B21]/([.B21]+[.D21])" office:value-type="float" office:value="1" calcext:value-type="float">
            <text:p>1</text:p>
          </table:table-cell>
          <table:table-cell table:formula="of:=(2*[.E21]*[.F21])/([.E21]+[.F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]/([.B22]+[.C22])" office:value-type="float" office:value="1" calcext:value-type="float">
            <text:p>1</text:p>
          </table:table-cell>
          <table:table-cell table:formula="of:=[.B22]/([.B22]+[.D22])" office:value-type="float" office:value="1" calcext:value-type="float">
            <text:p>1</text:p>
          </table:table-cell>
          <table:table-cell table:formula="of:=(2*[.E22]*[.F22])/([.E22]+[.F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bye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]/([.B23]+[.C23])" office:value-type="float" office:value="1" calcext:value-type="float">
            <text:p>1</text:p>
          </table:table-cell>
          <table:table-cell table:formula="of:=[.B23]/([.B23]+[.D23])" office:value-type="float" office:value="1" calcext:value-type="float">
            <text:p>1</text:p>
          </table:table-cell>
          <table:table-cell table:formula="of:=(2*[.E23]*[.F23])/([.E23]+[.F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it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]/([.B24]+[.C24])" office:value-type="float" office:value="1" calcext:value-type="float">
            <text:p>1</text:p>
          </table:table-cell>
          <table:table-cell table:formula="of:=[.B24]/([.B24]+[.D24])" office:value-type="float" office:value="1" calcext:value-type="float">
            <text:p>1</text:p>
          </table:table-cell>
          <table:table-cell table:formula="of:=(2*[.E24]*[.F24])/([.E24]+[.F24])" office:value-type="float" office:value="1" calcext:value-type="float">
            <text:p>1</text:p>
          </table:table-cell>
        </table:table-row>
        <table:table-row table:style-name="ro1">
          <table:table-cell table:formula="of:=[.B25]+[.C25]" office:value-type="float" office:value="6406" calcext:value-type="float">
            <text:p>6406</text:p>
          </table:table-cell>
          <table:table-cell table:formula="of:=SUM([.B11:.B24])" office:value-type="float" office:value="6141" calcext:value-type="float">
            <text:p>6141</text:p>
          </table:table-cell>
          <table:table-cell table:formula="of:=SUM([.C11:.C24])" office:value-type="float" office:value="265" calcext:value-type="float">
            <text:p>265</text:p>
          </table:table-cell>
          <table:table-cell table:formula="of:=SUM([.D11:.D24])" office:value-type="float" office:value="0" calcext:value-type="float">
            <text:p>0</text:p>
          </table:table-cell>
          <table:table-cell table:formula="of:=[.B25]/([.B25]+[.C25])" office:value-type="float" office:value="0.958632532001249" calcext:value-type="float">
            <text:p>0.958632532001249</text:p>
          </table:table-cell>
          <table:table-cell table:formula="of:=[.B25]/([.B25]+[.D25])" office:value-type="float" office:value="1" calcext:value-type="float">
            <text:p>1</text:p>
          </table:table-cell>
          <table:table-cell table:formula="of:=(2*[.E25]*[.F25])/([.E25]+[.F25])" office:value-type="float" office:value="0.978879413405595" calcext:value-type="float">
            <text:p>0.97887941340559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]/([.B28]+[.C28])"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1071" calcext:value-type="float">
            <text:p>1071</text:p>
          </table:table-cell>
          <table:table-cell table:formula="of:=402+137+311+137+29+433+40+57+137" office:value-type="float" office:value="1683" calcext:value-type="float">
            <text:p>1683</text:p>
          </table:table-cell>
          <table:table-cell table:formula="of:=448+137+62+67+433+61+72+137" office:value-type="float" office:value="1417" calcext:value-type="float">
            <text:p>1417</text:p>
          </table:table-cell>
          <table:table-cell table:formula="of:=[.B29]/([.B29]+[.C29])" office:value-type="float" office:value="0.388888888888889" calcext:value-type="float">
            <text:p>0.388888888888889</text:p>
          </table:table-cell>
          <table:table-cell table:formula="of:=[.B29]/([.B29]+[.D29])" office:value-type="float" office:value="0.430466237942122" calcext:value-type="float">
            <text:p>0.430466237942122</text:p>
          </table:table-cell>
          <table:table-cell table:formula="of:=(2*[.E29]*[.F29])/([.E29]+[.F29])" office:value-type="float" office:value="0.408622663105685" calcext:value-type="float">
            <text:p>0.408622663105685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128" calcext:value-type="float">
            <text:p>128</text:p>
          </table:table-cell>
          <table:table-cell table:formula="of:=137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table:formula="of:=[.B30]/([.B30]+[.C30])" office:value-type="float" office:value="0.483018867924528" calcext:value-type="float">
            <text:p>0.483018867924528</text:p>
          </table:table-cell>
          <table:table-cell table:formula="of:=[.B30]/([.B30]+[.D30])" office:value-type="float" office:value="0.483018867924528" calcext:value-type="float">
            <text:p>0.483018867924528</text:p>
          </table:table-cell>
          <table:table-cell table:formula="of:=(2*[.E30]*[.F30])/([.E30]+[.F30])" office:value-type="float" office:value="0.483018867924528" calcext:value-type="float">
            <text:p>0.483018867924528</text:p>
          </table:table-cell>
        </table:table-row>
        <table:table-row table:style-name="ro1">
          <table:table-cell office:value-type="string" calcext:value-type="string">
            <text:p>suggest</text:p>
          </table:table-cell>
          <table:table-cell office:value-type="float" office:value="185" calcext:value-type="float">
            <text:p>185</text:p>
          </table:table-cell>
          <table:table-cell office:value-type="float" office:value="448" calcext:value-type="float">
            <text:p>448</text:p>
          </table:table-cell>
          <table:table-cell office:value-type="float" office:value="311" calcext:value-type="float">
            <text:p>311</text:p>
          </table:table-cell>
          <table:table-cell table:formula="of:=[.B31]/([.B31]+[.C31])" office:value-type="float" office:value="0.292259083728278" calcext:value-type="float">
            <text:p>0.292259083728278</text:p>
          </table:table-cell>
          <table:table-cell table:formula="of:=[.B31]/([.B31]+[.D31])" office:value-type="float" office:value="0.372983870967742" calcext:value-type="float">
            <text:p>0.372983870967742</text:p>
          </table:table-cell>
          <table:table-cell table:formula="of:=(2*[.E31]*[.F31])/([.E31]+[.F31])" office:value-type="float" office:value="0.327723649247121" calcext:value-type="float">
            <text:p>0.327723649247121</text:p>
          </table:table-cell>
        </table:table-row>
        <table:table-row table:style-name="ro1">
          <table:table-cell office:value-type="string" calcext:value-type="string">
            <text:p>dosearch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B32]/([.B32]+[.C32])" office:value-type="float" office:value="0.483018867924528" calcext:value-type="float">
            <text:p>0.483018867924528</text:p>
          </table:table-cell>
          <table:table-cell table:formula="of:=[.B32]/([.B32]+[.D32])" office:value-type="float" office:value="1" calcext:value-type="float">
            <text:p>1</text:p>
          </table:table-cell>
          <table:table-cell table:formula="of:=(2*[.E32]*[.F32])/([.E32]+[.F32])" office:value-type="float" office:value="0.651399491094148" calcext:value-type="float">
            <text:p>0.651399491094148</text:p>
          </table:table-cell>
        </table:table-row>
        <table:table-row table:style-name="ro1">
          <table:table-cell office:value-type="string" calcext:value-type="string">
            <text:p>findalternatives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float" office:value="0.154891304347826" calcext:value-type="float">
            <text:p>0.154891304347826</text:p>
          </table:table-cell>
          <table:table-cell table:formula="of:=[.B33]/([.B33]+[.D33])" office:value-type="float" office:value="1" calcext:value-type="float">
            <text:p>1</text:p>
          </table:table-cell>
          <table:table-cell table:formula="of:=(2*[.E33]*[.F33])/([.E33]+[.F33])" office:value-type="float" office:value="0.268235294117647" calcext:value-type="float">
            <text:p>0.268235294117647</text:p>
          </table:table-cell>
        </table:table-row>
        <table:table-row table:style-name="ro1">
          <table:table-cell office:value-type="string" calcext:value-type="string">
            <text:p>makereservation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B34]/([.B34]+[.C34])" office:value-type="float" office:value="0.483018867924528" calcext:value-type="float">
            <text:p>0.483018867924528</text:p>
          </table:table-cell>
          <table:table-cell table:formula="of:=[.B34]/([.B34]+[.D34])" office:value-type="float" office:value="1" calcext:value-type="float">
            <text:p>1</text:p>
          </table:table-cell>
          <table:table-cell table:formula="of:=(2*[.E34]*[.F34])/([.E34]+[.F34])" office:value-type="float" office:value="0.651399491094148" calcext:value-type="float">
            <text:p>0.651399491094148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B35]/([.B35]+[.C35])" office:value-type="float" office:value="0.511811023622047" calcext:value-type="float">
            <text:p>0.511811023622047</text:p>
          </table:table-cell>
          <table:table-cell table:formula="of:=[.B35]/([.B35]+[.D35])" office:value-type="float" office:value="0.511811023622047" calcext:value-type="float">
            <text:p>0.511811023622047</text:p>
          </table:table-cell>
          <table:table-cell table:formula="of:=(2*[.E35]*[.F35])/([.E35]+[.F35])" office:value-type="float" office:value="0.511811023622047" calcext:value-type="float">
            <text:p>0.511811023622047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formula="of:=[.B36]/([.B36]+[.C36])" office:value-type="float" office:value="0.488549618320611" calcext:value-type="float">
            <text:p>0.488549618320611</text:p>
          </table:table-cell>
          <table:table-cell table:formula="of:=[.B36]/([.B36]+[.D36])" office:value-type="float" office:value="0.627450980392157" calcext:value-type="float">
            <text:p>0.627450980392157</text:p>
          </table:table-cell>
          <table:table-cell table:formula="of:=(2*[.E36]*[.F36])/([.E36]+[.F36])" office:value-type="float" office:value="0.549356223175966" calcext:value-type="float">
            <text:p>0.549356223175966</text:p>
          </table:table-cell>
        </table:table-row>
        <table:table-row table:style-name="ro1">
          <table:table-cell office:value-type="string" calcext:value-type="string">
            <text:p>moreupdate</text:p>
          </table:table-cell>
          <table:table-cell office:value-type="float" office:value="384" calcext:value-type="float">
            <text:p>384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float" office:value="0.470012239902081" calcext:value-type="float">
            <text:p>0.470012239902081</text:p>
          </table:table-cell>
          <table:table-cell table:formula="of:=[.B37]/([.B37]+[.D37])" office:value-type="float" office:value="1" calcext:value-type="float">
            <text:p>1</text:p>
          </table:table-cell>
          <table:table-cell table:formula="of:=(2*[.E37]*[.F37])/([.E37]+[.F37])" office:value-type="float" office:value="0.639467110741049" calcext:value-type="float">
            <text:p>0.639467110741049</text:p>
          </table:table-cell>
        </table:table-row>
        <table:table-row table:style-name="ro1">
          <table:table-cell office:value-type="string" calcext:value-type="string">
            <text:p>numpeople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formula="of:=[.B38]/([.B38]+[.C38])" office:value-type="float" office:value="0.478632478632479" calcext:value-type="float">
            <text:p>0.478632478632479</text:p>
          </table:table-cell>
          <table:table-cell table:formula="of:=[.B38]/([.B38]+[.D38])" office:value-type="float" office:value="0.727272727272727" calcext:value-type="float">
            <text:p>0.727272727272727</text:p>
          </table:table-cell>
          <table:table-cell table:formula="of:=(2*[.E38]*[.F38])/([.E38]+[.F38])" office:value-type="float" office:value="0.577319587628866" calcext:value-type="float">
            <text:p>0.577319587628866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formula="of:=[.B39]/([.B39]+[.C39])" office:value-type="float" office:value="0.455223880597015" calcext:value-type="float">
            <text:p>0.455223880597015</text:p>
          </table:table-cell>
          <table:table-cell table:formula="of:=[.B39]/([.B39]+[.D39])" office:value-type="float" office:value="0.792207792207792" calcext:value-type="float">
            <text:p>0.792207792207792</text:p>
          </table:table-cell>
          <table:table-cell table:formula="of:=(2*[.E39]*[.F39])/([.E39]+[.F39])" office:value-type="float" office:value="0.578199052132701" calcext:value-type="float">
            <text:p>0.578199052132701</text:p>
          </table:table-cell>
        </table:table-row>
        <table:table-row table:style-name="ro1">
          <table:table-cell office:value-type="string" calcext:value-type="string">
            <text:p>goodbye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B40]/([.B40]+[.C40])" office:value-type="float" office:value="0.483018867924528" calcext:value-type="float">
            <text:p>0.483018867924528</text:p>
          </table:table-cell>
          <table:table-cell table:formula="of:=[.B40]/([.B40]+[.D40])" office:value-type="float" office:value="1" calcext:value-type="float">
            <text:p>1</text:p>
          </table:table-cell>
          <table:table-cell table:formula="of:=(2*[.E40]*[.F40])/([.E40]+[.F40])" office:value-type="float" office:value="0.651399491094148" calcext:value-type="float">
            <text:p>0.651399491094148</text:p>
          </table:table-cell>
        </table:table-row>
        <table:table-row table:style-name="ro1">
          <table:table-cell office:value-type="string" calcext:value-type="string">
            <text:p>onit</text:p>
          </table:table-cell>
          <table:table-cell office:value-type="float" office:value="128" calcext:value-type="float">
            <text:p>128</text:p>
          </table:table-cell>
          <table:table-cell table:formula="of:=62+38+21+16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B41]/([.B41]+[.C41])" office:value-type="float" office:value="0.483018867924528" calcext:value-type="float">
            <text:p>0.483018867924528</text:p>
          </table:table-cell>
          <table:table-cell table:formula="of:=[.B41]/([.B41]+[.D41])" office:value-type="float" office:value="1" calcext:value-type="float">
            <text:p>1</text:p>
          </table:table-cell>
          <table:table-cell table:formula="of:=(2*[.E41]*[.F41])/([.E41]+[.F41])" office:value-type="float" office:value="0.651399491094148" calcext:value-type="float">
            <text:p>0.651399491094148</text:p>
          </table:table-cell>
        </table:table-row>
        <table:table-row table:style-name="ro1">
          <table:table-cell table:formula="of:=[.B42]+[.C42]" office:value-type="float" office:value="6406" calcext:value-type="float">
            <text:p>6406</text:p>
          </table:table-cell>
          <table:table-cell table:formula="of:=SUM([.B28:.B41])" office:value-type="float" office:value="2583" calcext:value-type="float">
            <text:p>2583</text:p>
          </table:table-cell>
          <table:table-cell table:formula="of:=SUM([.C28:.C41])" office:value-type="float" office:value="3823" calcext:value-type="float">
            <text:p>3823</text:p>
          </table:table-cell>
          <table:table-cell/>
          <table:table-cell table:formula="of:=[.B42]/([.B42]+[.C42])" office:value-type="float" office:value="0.403215735248205" calcext:value-type="float">
            <text:p>0.403215735248205</text:p>
          </table:table-cell>
          <table:table-cell table:formula="of:=[.B42]/([.B42]+[.D42])" office:value-type="float" office:value="1" calcext:value-type="float">
            <text:p>1</text:p>
          </table:table-cell>
          <table:table-cell table:formula="of:=(2*[.E42]*[.F42])/([.E42]+[.F42])" office:value-type="float" office:value="0.574702414061631" calcext:value-type="float">
            <text:p>0.5747024140616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]/([.B45]+[.C45])"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1071" calcext:value-type="float">
            <text:p>1071</text:p>
          </table:table-cell>
          <table:table-cell table:formula="of:=402+137+311+137+29+433+40+57+137" office:value-type="float" office:value="1683" calcext:value-type="float">
            <text:p>1683</text:p>
          </table:table-cell>
          <table:table-cell table:formula="of:=448+137+62+67+433+61+72+137" office:value-type="float" office:value="1417" calcext:value-type="float">
            <text:p>1417</text:p>
          </table:table-cell>
          <table:table-cell table:formula="of:=[.B46]/([.B46]+[.C46])" office:value-type="float" office:value="0.388888888888889" calcext:value-type="float">
            <text:p>0.388888888888889</text:p>
          </table:table-cell>
          <table:table-cell table:formula="of:=[.B46]/([.B46]+[.D46])" office:value-type="float" office:value="0.430466237942122" calcext:value-type="float">
            <text:p>0.430466237942122</text:p>
          </table:table-cell>
          <table:table-cell table:formula="of:=(2*[.E46]*[.F46])/([.E46]+[.F46])" office:value-type="float" office:value="0.408622663105685" calcext:value-type="float">
            <text:p>0.408622663105685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128" calcext:value-type="float">
            <text:p>128</text:p>
          </table:table-cell>
          <table:table-cell table:formula="of:=137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table:formula="of:=[.B47]/([.B47]+[.C47])" office:value-type="float" office:value="0.483018867924528" calcext:value-type="float">
            <text:p>0.483018867924528</text:p>
          </table:table-cell>
          <table:table-cell table:formula="of:=[.B47]/([.B47]+[.D47])" office:value-type="float" office:value="0.483018867924528" calcext:value-type="float">
            <text:p>0.483018867924528</text:p>
          </table:table-cell>
          <table:table-cell table:formula="of:=(2*[.E47]*[.F47])/([.E47]+[.F47])" office:value-type="float" office:value="0.483018867924528" calcext:value-type="float">
            <text:p>0.483018867924528</text:p>
          </table:table-cell>
        </table:table-row>
        <table:table-row table:style-name="ro1">
          <table:table-cell office:value-type="string" calcext:value-type="string">
            <text:p>suggest</text:p>
          </table:table-cell>
          <table:table-cell office:value-type="float" office:value="185" calcext:value-type="float">
            <text:p>185</text:p>
          </table:table-cell>
          <table:table-cell office:value-type="float" office:value="448" calcext:value-type="float">
            <text:p>448</text:p>
          </table:table-cell>
          <table:table-cell office:value-type="float" office:value="311" calcext:value-type="float">
            <text:p>311</text:p>
          </table:table-cell>
          <table:table-cell table:formula="of:=[.B48]/([.B48]+[.C48])" office:value-type="float" office:value="0.292259083728278" calcext:value-type="float">
            <text:p>0.292259083728278</text:p>
          </table:table-cell>
          <table:table-cell table:formula="of:=[.B48]/([.B48]+[.D48])" office:value-type="float" office:value="0.372983870967742" calcext:value-type="float">
            <text:p>0.372983870967742</text:p>
          </table:table-cell>
          <table:table-cell table:formula="of:=(2*[.E48]*[.F48])/([.E48]+[.F48])" office:value-type="float" office:value="0.327723649247121" calcext:value-type="float">
            <text:p>0.327723649247121</text:p>
          </table:table-cell>
        </table:table-row>
        <table:table-row table:style-name="ro1">
          <table:table-cell office:value-type="string" calcext:value-type="string">
            <text:p>dosearch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B49]/([.B49]+[.C49])" office:value-type="float" office:value="0.483018867924528" calcext:value-type="float">
            <text:p>0.483018867924528</text:p>
          </table:table-cell>
          <table:table-cell table:formula="of:=[.B49]/([.B49]+[.D49])" office:value-type="float" office:value="1" calcext:value-type="float">
            <text:p>1</text:p>
          </table:table-cell>
          <table:table-cell table:formula="of:=(2*[.E49]*[.F49])/([.E49]+[.F49])" office:value-type="float" office:value="0.651399491094148" calcext:value-type="float">
            <text:p>0.651399491094148</text:p>
          </table:table-cell>
        </table:table-row>
        <table:table-row table:style-name="ro1">
          <table:table-cell office:value-type="string" calcext:value-type="string">
            <text:p>findalternatives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[.B50]/([.B50]+[.C50])" office:value-type="float" office:value="0.154891304347826" calcext:value-type="float">
            <text:p>0.154891304347826</text:p>
          </table:table-cell>
          <table:table-cell table:formula="of:=[.B50]/([.B50]+[.D50])" office:value-type="float" office:value="1" calcext:value-type="float">
            <text:p>1</text:p>
          </table:table-cell>
          <table:table-cell table:formula="of:=(2*[.E50]*[.F50])/([.E50]+[.F50])" office:value-type="float" office:value="0.268235294117647" calcext:value-type="float">
            <text:p>0.268235294117647</text:p>
          </table:table-cell>
        </table:table-row>
        <table:table-row table:style-name="ro1">
          <table:table-cell office:value-type="string" calcext:value-type="string">
            <text:p>makereservation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B51]/([.B51]+[.C51])" office:value-type="float" office:value="0.483018867924528" calcext:value-type="float">
            <text:p>0.483018867924528</text:p>
          </table:table-cell>
          <table:table-cell table:formula="of:=[.B51]/([.B51]+[.D51])" office:value-type="float" office:value="1" calcext:value-type="float">
            <text:p>1</text:p>
          </table:table-cell>
          <table:table-cell table:formula="of:=(2*[.E51]*[.F51])/([.E51]+[.F51])" office:value-type="float" office:value="0.651399491094148" calcext:value-type="float">
            <text:p>0.651399491094148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B52]/([.B52]+[.C52])" office:value-type="float" office:value="0.511811023622047" calcext:value-type="float">
            <text:p>0.511811023622047</text:p>
          </table:table-cell>
          <table:table-cell table:formula="of:=[.B52]/([.B52]+[.D52])" office:value-type="float" office:value="0.511811023622047" calcext:value-type="float">
            <text:p>0.511811023622047</text:p>
          </table:table-cell>
          <table:table-cell table:formula="of:=(2*[.E52]*[.F52])/([.E52]+[.F52])" office:value-type="float" office:value="0.511811023622047" calcext:value-type="float">
            <text:p>0.511811023622047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formula="of:=[.B53]/([.B53]+[.C53])" office:value-type="float" office:value="0.488549618320611" calcext:value-type="float">
            <text:p>0.488549618320611</text:p>
          </table:table-cell>
          <table:table-cell table:formula="of:=[.B53]/([.B53]+[.D53])" office:value-type="float" office:value="0.627450980392157" calcext:value-type="float">
            <text:p>0.627450980392157</text:p>
          </table:table-cell>
          <table:table-cell table:formula="of:=(2*[.E53]*[.F53])/([.E53]+[.F53])" office:value-type="float" office:value="0.549356223175966" calcext:value-type="float">
            <text:p>0.549356223175966</text:p>
          </table:table-cell>
        </table:table-row>
        <table:table-row table:style-name="ro1">
          <table:table-cell office:value-type="string" calcext:value-type="string">
            <text:p>moreupdate</text:p>
          </table:table-cell>
          <table:table-cell office:value-type="float" office:value="384" calcext:value-type="float">
            <text:p>384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formula="of:=[.B54]/([.B54]+[.C54])" office:value-type="float" office:value="0.470012239902081" calcext:value-type="float">
            <text:p>0.470012239902081</text:p>
          </table:table-cell>
          <table:table-cell table:formula="of:=[.B54]/([.B54]+[.D54])" office:value-type="float" office:value="1" calcext:value-type="float">
            <text:p>1</text:p>
          </table:table-cell>
          <table:table-cell table:formula="of:=(2*[.E54]*[.F54])/([.E54]+[.F54])" office:value-type="float" office:value="0.639467110741049" calcext:value-type="float">
            <text:p>0.639467110741049</text:p>
          </table:table-cell>
        </table:table-row>
        <table:table-row table:style-name="ro1">
          <table:table-cell office:value-type="string" calcext:value-type="string">
            <text:p>numpeople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formula="of:=[.B55]/([.B55]+[.C55])" office:value-type="float" office:value="0.478632478632479" calcext:value-type="float">
            <text:p>0.478632478632479</text:p>
          </table:table-cell>
          <table:table-cell table:formula="of:=[.B55]/([.B55]+[.D55])" office:value-type="float" office:value="0.727272727272727" calcext:value-type="float">
            <text:p>0.727272727272727</text:p>
          </table:table-cell>
          <table:table-cell table:formula="of:=(2*[.E55]*[.F55])/([.E55]+[.F55])" office:value-type="float" office:value="0.577319587628866" calcext:value-type="float">
            <text:p>0.577319587628866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formula="of:=[.B56]/([.B56]+[.C56])" office:value-type="float" office:value="0.455223880597015" calcext:value-type="float">
            <text:p>0.455223880597015</text:p>
          </table:table-cell>
          <table:table-cell table:formula="of:=[.B56]/([.B56]+[.D56])" office:value-type="float" office:value="0.792207792207792" calcext:value-type="float">
            <text:p>0.792207792207792</text:p>
          </table:table-cell>
          <table:table-cell table:formula="of:=(2*[.E56]*[.F56])/([.E56]+[.F56])" office:value-type="float" office:value="0.578199052132701" calcext:value-type="float">
            <text:p>0.578199052132701</text:p>
          </table:table-cell>
        </table:table-row>
        <table:table-row table:style-name="ro1">
          <table:table-cell office:value-type="string" calcext:value-type="string">
            <text:p>goodbye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B57]/([.B57]+[.C57])" office:value-type="float" office:value="0.483018867924528" calcext:value-type="float">
            <text:p>0.483018867924528</text:p>
          </table:table-cell>
          <table:table-cell table:formula="of:=[.B57]/([.B57]+[.D57])" office:value-type="float" office:value="1" calcext:value-type="float">
            <text:p>1</text:p>
          </table:table-cell>
          <table:table-cell table:formula="of:=(2*[.E57]*[.F57])/([.E57]+[.F57])" office:value-type="float" office:value="0.651399491094148" calcext:value-type="float">
            <text:p>0.651399491094148</text:p>
          </table:table-cell>
        </table:table-row>
        <table:table-row table:style-name="ro1">
          <table:table-cell office:value-type="string" calcext:value-type="string">
            <text:p>onit</text:p>
          </table:table-cell>
          <table:table-cell office:value-type="float" office:value="128" calcext:value-type="float">
            <text:p>128</text:p>
          </table:table-cell>
          <table:table-cell table:formula="of:=62+38+21+16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B58]/([.B58]+[.C58])" office:value-type="float" office:value="0.483018867924528" calcext:value-type="float">
            <text:p>0.483018867924528</text:p>
          </table:table-cell>
          <table:table-cell table:formula="of:=[.B58]/([.B58]+[.D58])" office:value-type="float" office:value="1" calcext:value-type="float">
            <text:p>1</text:p>
          </table:table-cell>
          <table:table-cell table:formula="of:=(2*[.E58]*[.F58])/([.E58]+[.F58])" office:value-type="float" office:value="0.651399491094148" calcext:value-type="float">
            <text:p>0.651399491094148</text:p>
          </table:table-cell>
        </table:table-row>
        <table:table-row table:style-name="ro1">
          <table:table-cell table:formula="of:=[.B59]+[.C59]" office:value-type="float" office:value="6406" calcext:value-type="float">
            <text:p>6406</text:p>
          </table:table-cell>
          <table:table-cell table:formula="of:=SUM([.B45:.B58])" office:value-type="float" office:value="2583" calcext:value-type="float">
            <text:p>2583</text:p>
          </table:table-cell>
          <table:table-cell table:formula="of:=SUM([.C45:.C58])" office:value-type="float" office:value="3823" calcext:value-type="float">
            <text:p>3823</text:p>
          </table:table-cell>
          <table:table-cell/>
          <table:table-cell table:formula="of:=[.B59]/([.B59]+[.C59])" office:value-type="float" office:value="0.403215735248205" calcext:value-type="float">
            <text:p>0.403215735248205</text:p>
          </table:table-cell>
          <table:table-cell table:formula="of:=[.B59]/([.B59]+[.D59])" office:value-type="float" office:value="1" calcext:value-type="float">
            <text:p>1</text:p>
          </table:table-cell>
          <table:table-cell table:formula="of:=(2*[.E59]*[.F59])/([.E59]+[.F59])" office:value-type="float" office:value="0.574702414061631" calcext:value-type="float">
            <text:p>0.5747024140616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formula="of:=265+368+21+25+46" office:value-type="float" office:value="725" calcext:value-type="float">
            <text:p>725</text:p>
          </table:table-cell>
          <table:table-cell table:formula="of:=[.B62]/([.C62]+[.B62])" office:value-type="float" office:value="0" calcext:value-type="float">
            <text:p>0</text:p>
          </table:table-cell>
          <table:table-cell table:formula="of:=[.B62]/([.B62]+[.D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2489" calcext:value-type="float">
            <text:p>24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]/([.C63]+[.B63])" office:value-type="float" office:value="1" calcext:value-type="float">
            <text:p>1</text:p>
          </table:table-cell>
          <table:table-cell table:formula="of:=[.B63]/([.B63]+[.D63])" office:value-type="float" office:value="1" calcext:value-type="float">
            <text:p>1</text:p>
          </table:table-cell>
          <table:table-cell table:formula="of:=(2*[.E63]*[.F63])/([.E63]+[.F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]/([.C64]+[.B64])" office:value-type="float" office:value="1" calcext:value-type="float">
            <text:p>1</text:p>
          </table:table-cell>
          <table:table-cell table:formula="of:=[.B64]/([.B64]+[.D64])" office:value-type="float" office:value="1" calcext:value-type="float">
            <text:p>1</text:p>
          </table:table-cell>
          <table:table-cell table:formula="of:=(2*[.E64]*[.F64])/([.E64]+[.F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gest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]/([.C65]+[.B65])" office:value-type="float" office:value="1" calcext:value-type="float">
            <text:p>1</text:p>
          </table:table-cell>
          <table:table-cell table:formula="of:=[.B65]/([.B65]+[.D65])" office:value-type="float" office:value="1" calcext:value-type="float">
            <text:p>1</text:p>
          </table:table-cell>
          <table:table-cell table:formula="of:=(2*[.E65]*[.F65])/([.E65]+[.F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earch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]/([.C66]+[.B66])" office:value-type="float" office:value="1" calcext:value-type="float">
            <text:p>1</text:p>
          </table:table-cell>
          <table:table-cell table:formula="of:=[.B66]/([.B66]+[.D66])" office:value-type="float" office:value="1" calcext:value-type="float">
            <text:p>1</text:p>
          </table:table-cell>
          <table:table-cell table:formula="of:=(2*[.E66]*[.F66])/([.E66]+[.F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alternatives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formula="of:=[.B67]/([.C67]+[.B67])" office:value-type="float" office:value="0" calcext:value-type="float">
            <text:p>0</text:p>
          </table:table-cell>
          <table:table-cell table:formula="of:=[.B67]/([.B67]+[.D6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reservation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]/([.C68]+[.B68])" office:value-type="float" office:value="1" calcext:value-type="float">
            <text:p>1</text:p>
          </table:table-cell>
          <table:table-cell table:formula="of:=[.B68]/([.B68]+[.D68])" office:value-type="float" office:value="1" calcext:value-type="float">
            <text:p>1</text:p>
          </table:table-cell>
          <table:table-cell table:formula="of:=(2*[.E68]*[.F68])/([.E68]+[.F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float" office:value="83" calcext:value-type="float">
            <text:p>83</text:p>
          </table:table-cell>
          <table:table-cell table:formula="of:=21+23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B69]/([.C69]+[.B69])" office:value-type="float" office:value="0.653543307086614" calcext:value-type="float">
            <text:p>0.653543307086614</text:p>
          </table:table-cell>
          <table:table-cell table:formula="of:=[.B69]/([.B69]+[.D69])" office:value-type="float" office:value="1" calcext:value-type="float">
            <text:p>1</text:p>
          </table:table-cell>
          <table:table-cell table:formula="of:=(2*[.E69]*[.F69])/([.E69]+[.F69])" office:value-type="float" office:value="0.79047619047619" calcext:value-type="float">
            <text:p>0.79047619047619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37" calcext:value-type="float">
            <text:p>37</text:p>
          </table:table-cell>
          <table:table-cell table:formula="of:=37+15+37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B70]/([.C70]+[.B70])" office:value-type="float" office:value="0.293650793650794" calcext:value-type="float">
            <text:p>0.293650793650794</text:p>
          </table:table-cell>
          <table:table-cell table:formula="of:=[.B70]/([.B70]+[.D70])" office:value-type="float" office:value="1" calcext:value-type="float">
            <text:p>1</text:p>
          </table:table-cell>
          <table:table-cell table:formula="of:=(2*[.E70]*[.F70])/([.E70]+[.F70])" office:value-type="float" office:value="0.45398773006135" calcext:value-type="float">
            <text:p>0.45398773006135</text:p>
          </table:table-cell>
        </table:table-row>
        <table:table-row table:style-name="ro1">
          <table:table-cell office:value-type="string" calcext:value-type="string">
            <text:p>moreupdate</text:p>
          </table:table-cell>
          <table:table-cell office:value-type="float" office:value="792" calcext:value-type="float">
            <text:p>792</text:p>
          </table:table-cell>
          <table:table-cell office:value-type="float" office:value="25" calcext:value-type="float">
            <text:p>25</text:p>
          </table:table-cell>
          <table:table-cell table:formula="of:=30+51+42+23" office:value-type="float" office:value="146" calcext:value-type="float">
            <text:p>146</text:p>
          </table:table-cell>
          <table:table-cell table:formula="of:=[.B71]/([.C71]+[.B71])" office:value-type="float" office:value="0.969400244798042" calcext:value-type="float">
            <text:p>0.969400244798042</text:p>
          </table:table-cell>
          <table:table-cell table:formula="of:=[.B71]/([.B71]+[.D71])" office:value-type="float" office:value="0.844349680170576" calcext:value-type="float">
            <text:p>0.844349680170576</text:p>
          </table:table-cell>
          <table:table-cell table:formula="of:=(2*[.E71]*[.F71])/([.E71]+[.F71])" office:value-type="float" office:value="0.902564102564103" calcext:value-type="float">
            <text:p>0.902564102564103</text:p>
          </table:table-cell>
        </table:table-row>
        <table:table-row table:style-name="ro1">
          <table:table-cell office:value-type="string" calcext:value-type="string">
            <text:p>numpeople</text:p>
          </table:table-cell>
          <table:table-cell office:value-type="float" office:value="15" calcext:value-type="float">
            <text:p>15</text:p>
          </table:table-cell>
          <table:table-cell table:formula="of:=15+51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formula="of:=[.B72]/([.C72]+[.B72])" office:value-type="float" office:value="0.185185185185185" calcext:value-type="float">
            <text:p>0.185185185185185</text:p>
          </table:table-cell>
          <table:table-cell table:formula="of:=[.B72]/([.B72]+[.D72])" office:value-type="float" office:value="0.5" calcext:value-type="float">
            <text:p>0.5</text:p>
          </table:table-cell>
          <table:table-cell table:formula="of:=(2*[.E72]*[.F72])/([.E72]+[.F72])" office:value-type="float" office:value="0.27027027027027" calcext:value-type="float">
            <text:p>0.27027027027027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58" calcext:value-type="float">
            <text:p>58</text:p>
          </table:table-cell>
          <table:table-cell table:formula="of:=46" office:value-type="float" office:value="46" calcext:value-type="float">
            <text:p>46</text:p>
          </table:table-cell>
          <table:table-cell table:formula="of:=37+51" office:value-type="float" office:value="88" calcext:value-type="float">
            <text:p>88</text:p>
          </table:table-cell>
          <table:table-cell table:formula="of:=[.B73]/([.C73]+[.B73])" office:value-type="float" office:value="0.557692307692308" calcext:value-type="float">
            <text:p>0.557692307692308</text:p>
          </table:table-cell>
          <table:table-cell table:formula="of:=[.B73]/([.B73]+[.D73])" office:value-type="float" office:value="0.397260273972603" calcext:value-type="float">
            <text:p>0.397260273972603</text:p>
          </table:table-cell>
          <table:table-cell table:formula="of:=(2*[.E73]*[.F73])/([.E73]+[.F73])" office:value-type="float" office:value="0.464" calcext:value-type="float">
            <text:p>0.464</text:p>
          </table:table-cell>
        </table:table-row>
        <table:table-row table:style-name="ro1">
          <table:table-cell office:value-type="string" calcext:value-type="string">
            <text:p>goodbye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74]/([.C74]+[.B74])" office:value-type="float" office:value="0.898305084745763" calcext:value-type="float">
            <text:p>0.898305084745763</text:p>
          </table:table-cell>
          <table:table-cell table:formula="of:=[.B74]/([.B74]+[.D74])" office:value-type="float" office:value="1" calcext:value-type="float">
            <text:p>1</text:p>
          </table:table-cell>
          <table:table-cell table:formula="of:=(2*[.E74]*[.F74])/([.E74]+[.F74])" office:value-type="float" office:value="0.946428571428572" calcext:value-type="float">
            <text:p>0.946428571428572</text:p>
          </table:table-cell>
        </table:table-row>
        <table:table-row table:style-name="ro1">
          <table:table-cell office:value-type="string" calcext:value-type="string">
            <text:p>onit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]/([.C75]+[.B75])" office:value-type="float" office:value="1" calcext:value-type="float">
            <text:p>1</text:p>
          </table:table-cell>
          <table:table-cell table:formula="of:=[.B75]/([.B75]+[.D75])" office:value-type="float" office:value="1" calcext:value-type="float">
            <text:p>1</text:p>
          </table:table-cell>
          <table:table-cell table:formula="of:=(2*[.E75]*[.F75])/([.E75]+[.F75])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265+23+23+23+25" office:value-type="float" office:value="359" calcext:value-type="float">
            <text:p>359</text:p>
          </table:table-cell>
          <table:table-cell table:formula="of:=[.B78]/([.C78]+[.B78])" office:value-type="float" office:value="0" calcext:value-type="float">
            <text:p>0</text:p>
          </table:table-cell>
          <table:table-cell table:formula="of:=[.B78]/([.B78]+[.D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2489" calcext:value-type="float">
            <text:p>2489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[.B79]/([.C79]+[.B79])" office:value-type="float" office:value="0.903776325344953" calcext:value-type="float">
            <text:p>0.903776325344953</text:p>
          </table:table-cell>
          <table:table-cell table:formula="of:=[.B79]/([.B79]+[.D79])" office:value-type="float" office:value="1" calcext:value-type="float">
            <text:p>1</text:p>
          </table:table-cell>
          <table:table-cell table:formula="of:=(2*[.E79]*[.F79])/([.E79]+[.F79])" office:value-type="float" office:value="0.949456418081251" calcext:value-type="float">
            <text:p>0.949456418081251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0]/([.C80]+[.B80])" office:value-type="float" office:value="1" calcext:value-type="float">
            <text:p>1</text:p>
          </table:table-cell>
          <table:table-cell table:formula="of:=[.B80]/([.B80]+[.D80])" office:value-type="float" office:value="1" calcext:value-type="float">
            <text:p>1</text:p>
          </table:table-cell>
          <table:table-cell table:formula="of:=(2*[.E80]*[.F80])/([.E80]+[.F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gest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1]/([.C81]+[.B81])" office:value-type="float" office:value="1" calcext:value-type="float">
            <text:p>1</text:p>
          </table:table-cell>
          <table:table-cell table:formula="of:=[.B81]/([.B81]+[.D81])" office:value-type="float" office:value="1" calcext:value-type="float">
            <text:p>1</text:p>
          </table:table-cell>
          <table:table-cell table:formula="of:=(2*[.E81]*[.F81])/([.E81]+[.F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earch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2]/([.C82]+[.B82])" office:value-type="float" office:value="1" calcext:value-type="float">
            <text:p>1</text:p>
          </table:table-cell>
          <table:table-cell table:formula="of:=[.B82]/([.B82]+[.D82])" office:value-type="float" office:value="1" calcext:value-type="float">
            <text:p>1</text:p>
          </table:table-cell>
          <table:table-cell table:formula="of:=(2*[.E82]*[.F82])/([.E82]+[.F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alternatives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3]/([.C83]+[.B83])" office:value-type="float" office:value="1" calcext:value-type="float">
            <text:p>1</text:p>
          </table:table-cell>
          <table:table-cell table:formula="of:=[.B83]/([.B83]+[.D83])" office:value-type="float" office:value="1" calcext:value-type="float">
            <text:p>1</text:p>
          </table:table-cell>
          <table:table-cell table:formula="of:=(2*[.E83]*[.F83])/([.E83]+[.F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reservation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4]/([.C84]+[.B84])" office:value-type="float" office:value="1" calcext:value-type="float">
            <text:p>1</text:p>
          </table:table-cell>
          <table:table-cell table:formula="of:=[.B84]/([.B84]+[.D84])" office:value-type="float" office:value="1" calcext:value-type="float">
            <text:p>1</text:p>
          </table:table-cell>
          <table:table-cell table:formula="of:=(2*[.E84]*[.F84])/([.E84]+[.F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B85]/([.C85]+[.B85])" office:value-type="float" office:value="0.818897637795276" calcext:value-type="float">
            <text:p>0.818897637795276</text:p>
          </table:table-cell>
          <table:table-cell table:formula="of:=[.B85]/([.B85]+[.D85])" office:value-type="float" office:value="1" calcext:value-type="float">
            <text:p>1</text:p>
          </table:table-cell>
          <table:table-cell table:formula="of:=(2*[.E85]*[.F85])/([.E85]+[.F85])" office:value-type="float" office:value="0.900432900432901" calcext:value-type="float">
            <text:p>0.900432900432901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89" calcext:value-type="float">
            <text:p>89</text:p>
          </table:table-cell>
          <table:table-cell table:formula="of:=23+19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B86]/([.C86]+[.B86])" office:value-type="float" office:value="0.679389312977099" calcext:value-type="float">
            <text:p>0.679389312977099</text:p>
          </table:table-cell>
          <table:table-cell table:formula="of:=[.B86]/([.B86]+[.D86])" office:value-type="float" office:value="1" calcext:value-type="float">
            <text:p>1</text:p>
          </table:table-cell>
          <table:table-cell table:formula="of:=(2*[.E86]*[.F86])/([.E86]+[.F86])" office:value-type="float" office:value="0.809090909090909" calcext:value-type="float">
            <text:p>0.809090909090909</text:p>
          </table:table-cell>
        </table:table-row>
        <table:table-row table:style-name="ro1">
          <table:table-cell office:value-type="string" calcext:value-type="string">
            <text:p>moreupdate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19+28+21" office:value-type="float" office:value="68" calcext:value-type="float">
            <text:p>68</text:p>
          </table:table-cell>
          <table:table-cell table:formula="of:=[.B87]/([.C87]+[.B87])" office:value-type="float" office:value="1" calcext:value-type="float">
            <text:p>1</text:p>
          </table:table-cell>
          <table:table-cell table:formula="of:=[.B87]/([.B87]+[.D87])" office:value-type="float" office:value="0.92316384180791" calcext:value-type="float">
            <text:p>0.92316384180791</text:p>
          </table:table-cell>
          <table:table-cell table:formula="of:=(2*[.E87]*[.F87])/([.E87]+[.F87])" office:value-type="float" office:value="0.960047003525264" calcext:value-type="float">
            <text:p>0.960047003525264</text:p>
          </table:table-cell>
        </table:table-row>
        <table:table-row table:style-name="ro1">
          <table:table-cell office:value-type="string" calcext:value-type="string">
            <text:p>numpeople</text:p>
          </table:table-cell>
          <table:table-cell office:value-type="float" office:value="66" calcext:value-type="float">
            <text:p>66</text:p>
          </table:table-cell>
          <table:table-cell table:formula="of:=23+66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B88]/([.C88]+[.B88])" office:value-type="float" office:value="0.425806451612903" calcext:value-type="float">
            <text:p>0.425806451612903</text:p>
          </table:table-cell>
          <table:table-cell table:formula="of:=[.B88]/([.B88]+[.D88])" office:value-type="float" office:value="1" calcext:value-type="float">
            <text:p>1</text:p>
          </table:table-cell>
          <table:table-cell table:formula="of:=(2*[.E88]*[.F88])/([.E88]+[.F88])" office:value-type="float" office:value="0.597285067873303" calcext:value-type="float">
            <text:p>0.597285067873303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88" calcext:value-type="float">
            <text:p>88</text:p>
          </table:table-cell>
          <table:table-cell table:formula="of:=25+2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89]/([.C89]+[.B89])" office:value-type="float" office:value="0.656716417910448" calcext:value-type="float">
            <text:p>0.656716417910448</text:p>
          </table:table-cell>
          <table:table-cell table:formula="of:=[.B89]/([.B89]+[.D89])" office:value-type="float" office:value="1" calcext:value-type="float">
            <text:p>1</text:p>
          </table:table-cell>
          <table:table-cell table:formula="of:=(2*[.E89]*[.F89])/([.E89]+[.F89])" office:value-type="float" office:value="0.792792792792793" calcext:value-type="float">
            <text:p>0.792792792792793</text:p>
          </table:table-cell>
        </table:table-row>
        <table:table-row table:style-name="ro1">
          <table:table-cell office:value-type="string" calcext:value-type="string">
            <text:p>goodbye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0]/([.C90]+[.B90])" office:value-type="float" office:value="1" calcext:value-type="float">
            <text:p>1</text:p>
          </table:table-cell>
          <table:table-cell table:formula="of:=[.B90]/([.B90]+[.D90])" office:value-type="float" office:value="1" calcext:value-type="float">
            <text:p>1</text:p>
          </table:table-cell>
          <table:table-cell table:formula="of:=(2*[.E90]*[.F90])/([.E90]+[.F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it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B91]/([.C91]+[.B91])" office:value-type="float" office:value="1" calcext:value-type="float">
            <text:p>1</text:p>
          </table:table-cell>
          <table:table-cell table:formula="of:=[.B91]/([.B91]+[.D91])" office:value-type="float" office:value="0.607798165137615" calcext:value-type="float">
            <text:p>0.607798165137615</text:p>
          </table:table-cell>
          <table:table-cell table:formula="of:=(2*[.E91]*[.F91])/([.E91]+[.F91])" office:value-type="float" office:value="0.756062767475036" calcext:value-type="float">
            <text:p>0.756062767475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20:31:58.417756929</meta:creation-date>
    <dc:date>2018-06-06T21:44:26.565508603</dc:date>
    <meta:editing-duration>PT1M26S</meta:editing-duration>
    <meta:editing-cycles>1</meta:editing-cycles>
    <meta:document-statistic meta:table-count="1" meta:cell-count="542" meta:object-count="0"/>
    <meta:generator>LibreOffice/6.0.3.2$Linux_X86_64 LibreOffice_project/00m0$Build-2</meta:generator>
  </office:meta>
</office:document-meta>
</file>